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Helvetica, sans-serif, serif, EmojiFont"/>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style:font-name="Consolas" fo:font-size="10pt" style:font-name-asian="Consolas" style:font-size-asian="10pt" style:font-name-complex="Consolas" style:font-size-complex="10pt"/>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4" style:family="text">
      <style:text-properties fo:font-variant="normal" fo:text-transform="none" fo:color="#000000" style:font-name="Times New Roman" fo:font-size="12pt" fo:letter-spacing="normal" fo:font-style="normal" fo:font-weight="normal"/>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e es el correo tras la reunion del dia 1 de Febrero del 2019. Procedo a indicar los avances en esta reunion y las cosas a avanzar para la proxima.<text:line-break/><text:line-break/>Antes de esta reunion se solventaron una serie de problemas. En principio no vamos a cambiar la extension de las fotos a jpg ya que es solo una imagen la que daba problemas (en png o en jpg), mientras que el resto de fotos funcionan perfectamente. Si se vuelve a dar este problema con otra foto valoraremos transformar las fotos aunque dudo que vuelva a ocurrir.<text:line-break/><text:line-break/>En esta reunion nos encontramos con una serie de problemas a solucionar. El primero era (y sigue siendo), el problema del canvas que al dar al boton siguiente no borra los puntos que ya hemos pinchado en la anterior imagen. Esto dificulta la tarea aparte de que no queda bien. El problema esta en el boleano Pinta y en los ifs. Domingo ha acordado mirarlo para la proxima reunion.<text:line-break/><text:line-break/>Tambien comentamos lo de no pintar fuera de la imagen, que ya esta solucionado, aunque puede que siga habiendo problemas en distintas pantallas o distintas dimensiones de imagen. Habra que ver si hay que dimensionar tanto las imagenes como los recortes para que no haya problemas. Tambien habra que comprobar si necesitamos la coordenada exacta de cada cabeza, en cuyo caso habra que hacer algun calculo mas (si no vale sacandolo directamente de los datos que tenemos).<text:line-break/><text:line-break/>Mas tarde nos pusimos con el tema del nombre de los recortes, de como cogerlos y como pasarlos al programa. El programa que hace los recortes (pruebaguardarpillow5) fue modificado con éxito antes de la reunion, y te renombraba cada imagen como “recorte(fila)_(columna)”. El problema es que habia que pasarlo al programa principal para que pasara de recorte a recorte con el nombre nuevo, sabiendo que no tenemos la fila y la columna de ese recorte en el programa. Lo que hemos hecho ha sido del programa que crea los recortes, retornar tambien el numero total de filas y de columnas. Con estos datos y con el contador que ya teniamos de la imagen que es, se puede sacar la fila y la columna de la imagen sin problema. La fila sera el numero entero resultante de la operación numero de la imagen <text:s/>(contador que ya teniamos y que empieza en 0) entre columnas totales (pasadas en esta actualizacion como ya hemos explicado). Y la columna sera el resto de esta misma operación. Por ejemplo si tenemos 2 filas y 4 columnas, y tengo la imagen 2 (en el programa cogida como 1, porque empieza en 0), la fila sera la 0 (1/4=0) y la columna sera la 1 (que en realidad es la 2) 1%4=1.<text:line-break/><text:line-break/>Con esto solucionado, podemos empezar a trabajar en calcular la varianza cogiendo distintos cuadrados (los de las esquinas, haciendo un rombo, … ) Cosa que intentaremos conseguir para la proxima reunion.<text:line-break/><text:line-break/>Aparte de estas cosas, hemos solventado algun problema anterior. Por ejemplo yo trataba de utilizar otro editor, y el que mas me convencia era Pydev (Eclipse), pero al ejecutarlo no funcionaba, y en esta reunion descubrimos que era porque eclipse no estaba funcionando en el mismo repositorio y no tenia las imagenes ni las rutas para encontrar la informacion que requiere el programa. Lo que hemos hecho ha sido añadir cierta informacion necesaria a este repositorio de Eclipse, pero ademas hemos cambiado la ruta con la que trabajamos a una ruta local, para que no haya mas problemas de este estilo. Para ello hemos utilizado una nueva variable ruta, que comienza con “.” (directorio actual) y se le añade la carpeta recortes que es donde tiene el programa almacenados los recortes. Con todo esto ya podremos operar con Eclipse, que ademas tiene la opcion de esportar directamente a Github el proyecto. Intentaremos exportar desde aquí el proyecto de hecho para la proxima reunion. El unico problema de Eclipse es que marca un fallo (<text:span text:style-name="T1">from</text:span><text:span text:style-name="T2"> kivy.properties </text:span><text:span text:style-name="T1">import</text:span><text:span text:style-name="T2"> </text:span><text:span text:style-name="T3">ObjectProperty</text:span>)que en realidad no es un fallo porque el programa necesita la importacion que da fallo y funciona perfectamente.<text:line-break/><text:line-break/>Y eso seria todo lo realizado en la reunion. Quedamos en eso, Domingo intenta arreglar el problema <text:soft-page-break/>con el canvas y yo intento implantar definitivamente la varianza (ya programada) en el programa, aparte de cambiar el programa para que coja el area pequeña y no el area grande (en los recortes).<text:line-break/><text:line-break/><text:span text:style-name="T5">Nota: Siguen faltando otros detalles como problemas funcionales con los botones que pueden dejar de hacer falta. Ejemplo el save no hace falta. Q</text:span><text:span text:style-name="T4">uiza vendria bien un boton de cancelar o inicio. Y el load tras cargar la imagen para no poder cargar una nueva mientras ya estas en proceso. El boton load habria que quitarlo tras cargar la imagen. Ademas al llegar al limite de imagenes, el programa se queda sin hacer nada, cuando lo que tendria que hacer seria calcularte la varianza (de la manera que sea).<text:line-break/><text:line-break/>Otro detalle que falta es que el area grande te lo tiene que calcular el propio programa y no pasarlo a mano.<text:line-break/><text:line-break/>Por ultimo aunque esto es una tonteria, el collage que crea el programa tendria que tener los cuadrados ordenados.<text:line-break/><text:line-break/>Todo esto debe estar mas o menos hecho para la proxima reunion que sera el proximo 8 de Febrero.</text:spa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Helvetica, sans-serif, serif, EmojiFont"/>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2-01T18:18:44.73</meta:creation-date>
    <dc:date>2019-02-01T19:06:21.25</dc:date>
    <dc:creator>o </dc:creator>
    <meta:editing-duration>PT12M22S</meta:editing-duration>
    <meta:editing-cycles>2</meta:editing-cycles>
    <meta:generator>OpenOffice/4.1.3$Win32 OpenOffice.org_project/413m1$Build-9783</meta:generator>
    <meta:document-statistic meta:table-count="0" meta:image-count="0" meta:object-count="0" meta:page-count="2" meta:paragraph-count="2" meta:word-count="883" meta:character-count="5068"/>
  </office:meta>
</office:document-meta>
</file>